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meta="urn:oasis:names:tc:opendocument:xmlns:meta:1.0" xmlns:style="urn:oasis:names:tc:opendocument:xmlns:style:1.0" xmlns:text="urn:oasis:names:tc:opendocument:xmlns:text:1.0" xmlns:office="urn:oasis:names:tc:opendocument:xmlns:office:1.0" office:version="1.1">
  <office:automatic-styles>
    <style:style style:family="text" style:name="TitleStyle" style:display-name="TitleStyle">
      <style:text-properties fo:font-weight="bold" fo:font-size="36pt"/>
    </style:style>
    <style:style style:family="table-column" style:name="Wshort" style:display-name="Wshort">
      <style:table-column-properties style:column-width="2cm"/>
    </style:style>
    <style:style style:family="table-column" style:name="Wwide" style:display-name="Wwide">
      <style:table-column-properties style:column-width="7cm"/>
    </style:style>
    <style:style style:family="text" style:name="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office:automatic-styles>
  <office:body>
    <office:text>
      <text:p><text:span text:style-name="TitleStyle">Requirements for "Reqy requirements"</text:span></text:p>
      <text:table-of-content text:name="Table of contents">
        <text:table-of-content-source/>
      </text:table-of-content>
      <text:h text:outline-level="1">1 Command line interface [Approved]</text:h>
      <table:table>
        <table:table-column table:style-name="Wshort" table:number-columns-repeated="1"/>
        <table:table-column table:style-name="Wwide" table:number-columns-repeated="1"/>
        <table:table-row>
          <table:table-cell office:value-type="string">
            <text:p><text:span text:style-name="Bold">Status</text:span></text:p>
          </table:table-cell>
          <table:table-cell office:value-type="string">
            <text:p><text:span text:style-name="Bold">Approved</text:span></text:p>
          </table:table-cell>
        </table:table-row>
        <table:table-row>
          <table:table-cell office:value-type="string">
            <text:p><text:span text:style-name="Bold">Description</text:span></text:p>
          </table:table-cell>
          <table:table-cell office:value-type="string">
            <text:p>Must provide command line tool for working with the requirements repository.</text:p>
          </table:table-cell>
        </table:table-row>
        <table:table-row>
          <table:table-cell office:value-type="string">
            <text:p><text:span text:style-name="Bold">Rationale</text:span></text:p>
          </table:table-cell>
          <table:table-cell office:value-type="string">
            <text:p>Command line rules!</text:p>
          </table:table-cell>
        </table:table-row>
        <table:table-row>
          <table:table-cell office:value-type="string">
            <text:p><text:span text:style-name="Bold">Assigned</text:span></text:p>
          </table:table-cell>
          <table:table-cell office:value-type="string">
            <text:p>To Oliver Fields on 2012-06-24</text:p>
          </table:table-cell>
        </table:table-row>
        <table:table-row>
          <table:table-cell office:value-type="string">
            <text:p><text:span text:style-name="Bold">Dependency to</text:span></text:p>
          </table:table-cell>
          <table:table-cell office:value-type="string">
            <text:list>
              <text:list-item>
                <text:p>1.10 Filter requirements</text:p>
              </text:list-item>
              <text:list-item>
                <text:p>1.1 Check requirements</text:p>
              </text:list-item>
              <text:list-item>
                <text:p>1.2 Create snapshots of requirements</text:p>
              </text:list-item>
              <text:list-item>
                <text:p>1.3 Generate reports</text:p>
              </text:list-item>
              <text:list-item>
                <text:p>1.4 List snapshots</text:p>
              </text:list-item>
              <text:list-item>
                <text:p>1.5 Start new requirements project</text:p>
              </text:list-item>
              <text:list-item>
                <text:p>1.6 Create new requirement using template</text:p>
              </text:list-item>
              <text:list-item>
                <text:p>1.7 Create new package using template</text:p>
              </text:list-item>
              <text:list-item>
                <text:p>1.8 Search repository</text:p>
              </text:list-item>
              <text:list-item>
                <text:p>1.9 Run from within repository directory</text:p>
              </text:list-item>
            </text:list>
          </table:table-cell>
        </table:table-row>
        <table:table-row>
          <table:table-cell office:value-type="string">
            <text:p><text:span text:style-name="Bold">Dependency from</text:span></text:p>
          </table:table-cell>
          <table:table-cell office:value-type="string">
            <text:list>
              <text:list-item>
                <text:p>Root</text:p>
              </text:list-item>
            </text:list>
          </table:table-cell>
        </table:table-row>
        <table:table-row>
          <table:table-cell office:value-type="string">
            <text:p><text:span text:style-name="Bold">Use case</text:span></text:p>
          </table:table-cell>
          <table:table-cell office:value-type="string">
            <text:list>
              <text:list-item>
                <text:p>use-case/UC-1 Overview.dia</text:p>
              </text:list-item>
              <text:list-item>
                <text:p>use-case/UC-1-1 Maintain requirements.dia</text:p>
              </text:list-item>
            </text:list>
          </table:table-cell>
        </table:table-row>
        <table:table-row>
          <table:table-cell office:value-type="string">
            <text:p><text:span text:style-name="Bold">Design</text:span></text:p>
          </table:table-cell>
          <table:table-cell office:value-type="string">
            <text:list>
              <text:list-item>
                <text:p>design/reqy - command line interface.odt</text:p>
              </text:list-item>
            </text:list>
          </table:table-cell>
        </table:table-row>
      </table:table>
      <text:h text:outline-level="2">1.10 Filter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List only requirements and packages that match filter criteria.</text:p>
          </table:table-cell>
        </table:table-row>
        <table:table-row>
          <table:table-cell office:value-type="string">
            <text:p><text:span text:style-name="MBold">Rationale</text:span></text:p>
          </table:table-cell>
          <table:table-cell office:value-type="string">
            <text:p>When working with requirements want to easily see which are e.g. approved or that need more work.</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
          </table:table-cell>
        </table:table-row>
      </table:table>
      <text:h text:outline-level="2">1.1 Check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run check of requirements from command line and show any warnings or errors.</text:p>
          </table:table-cell>
        </table:table-row>
        <table:table-row>
          <table:table-cell office:value-type="string">
            <text:p><text:span text:style-name="MBold">Rationale</text:span></text:p>
          </table:table-cell>
          <table:table-cell office:value-type="string">
            <text:p>Need to ensure requirements are sound.</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2 Create snapshots of requirement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Version control not part of project, it is better handled by a specialized tool</text:p>
          </table:table-cell>
        </table:table-row>
        <table:table-row>
          <table:table-cell office:value-type="string">
            <text:p><text:span text:style-name="MBold">Description</text:span></text:p>
          </table:table-cell>
          <table:table-cell office:value-type="string">
            <text:p>Provide full version control of repository</text:p>
          </table:table-cell>
        </table:table-row>
        <table:table-row>
          <table:table-cell office:value-type="string">
            <text:p><text:span text:style-name="MBold">Rationale</text:span></text:p>
          </table:table-cell>
          <table:table-cell office:value-type="string">
            <text:p>Anything less would be irresponsible</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3 Generate repor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genereate reports/artifacts from command line.</text:p>
          </table:table-cell>
        </table:table-row>
        <table:table-row>
          <table:table-cell office:value-type="string">
            <text:p><text:span text:style-name="MBold">Rationale</text:span></text:p>
          </table:table-cell>
          <table:table-cell office:value-type="string">
            <text:p>Reports are needed to see the requirements from different perspectives and facilitate understanding.</text:p>
          </table:table-cell>
        </table:table-row>
        <table:table-row>
          <table:table-cell office:value-type="string">
            <text:p><text:span text:style-name="MBold">Dependency to</text:span></text:p>
          </table:table-cell>
          <table:table-cell office:value-type="string">
            <text:list>
              <text:list-item>
                <text:p>1.3.1 Graph</text:p>
              </text:list-item>
              <text:list-item>
                <text:p>1.3.2 List</text:p>
              </text:list-item>
              <text:list-item>
                <text:p>1.3.3 Requirement traceability matrix</text:p>
              </text:list-item>
            </text:list>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3">1.3.1 Graph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Produce dot file for graphical representation of traces between requirements, requirement packages and documents.</text:p>
          </table:table-cell>
        </table:table-row>
        <table:table-row>
          <table:table-cell office:value-type="string">
            <text:p><text:span text:style-name="MBold">Rationale</text:span></text:p>
          </table:table-cell>
          <table:table-cell office:value-type="string">
            <text:p>Important to visually display traces between items in order to aid understanding.</text:p>
          </table:table-cell>
        </table:table-row>
        <table:table-row>
          <table:table-cell office:value-type="string">
            <text:p><text:span text:style-name="MBold">Dependency from</text:span></text:p>
          </table:table-cell>
          <table:table-cell office:value-type="string">
            <text:list>
              <text:list-item>
                <text:p>1.3 Generate reports</text:p>
              </text:list-item>
            </text:list>
          </table:table-cell>
        </table:table-row>
      </table:table>
      <text:h text:outline-level="3">1.3.2 List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Generate report listing details for each requirement package and requirement in a report format suitable for distribution.</text:p>
          </table:table-cell>
        </table:table-row>
        <table:table-row>
          <table:table-cell office:value-type="string">
            <text:p><text:span text:style-name="MBold">Rationale</text:span></text:p>
          </table:table-cell>
          <table:table-cell office:value-type="string">
            <text:p>Need to send all requirements and their details to stakeholders that they may read and comment upon. Should be a format that is available on most OS's and can be annotaed with common tools.</text:p>
          </table:table-cell>
        </table:table-row>
        <table:table-row>
          <table:table-cell office:value-type="string">
            <text:p><text:span text:style-name="MBold">Dependency from</text:span></text:p>
          </table:table-cell>
          <table:table-cell office:value-type="string">
            <text:list>
              <text:list-item>
                <text:p>1.3 Generate reports</text:p>
              </text:list-item>
            </text:list>
          </table:table-cell>
        </table:table-row>
        <table:table-row>
          <table:table-cell office:value-type="string">
            <text:p><text:span text:style-name="MBold">Design</text:span></text:p>
          </table:table-cell>
          <table:table-cell office:value-type="string">
            <text:list>
              <text:list-item>
                <text:p>design/file-formats/Requirement-report.odt</text:p>
              </text:list-item>
              <text:list-item>
                <text:p>design/file-formats/requirements_report_sketch.txt</text:p>
              </text:list-item>
            </text:list>
          </table:table-cell>
        </table:table-row>
      </table:table>
      <text:h text:outline-level="3">1.3.3 Requirement traceability matrix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Generate requirement traceability matrix</text:p>
          </table:table-cell>
        </table:table-row>
        <table:table-row>
          <table:table-cell office:value-type="string">
            <text:p><text:span text:style-name="MBold">Rationale</text:span></text:p>
          </table:table-cell>
          <table:table-cell office:value-type="string">
            <text:p>Show supporting documentation for each requirement and package.</text:p>
          </table:table-cell>
        </table:table-row>
        <table:table-row>
          <table:table-cell office:value-type="string">
            <text:p><text:span text:style-name="MBold">Dependency from</text:span></text:p>
          </table:table-cell>
          <table:table-cell office:value-type="string">
            <text:list>
              <text:list-item>
                <text:p>1.3 Generate reports</text:p>
              </text:list-item>
            </text:list>
          </table:table-cell>
        </table:table-row>
        <table:table-row>
          <table:table-cell office:value-type="string">
            <text:p><text:span text:style-name="MBold">Design</text:span></text:p>
          </table:table-cell>
          <table:table-cell office:value-type="string">
            <text:list>
              <text:list-item>
                <text:p>design/Requirement traceability matrix.odt</text:p>
              </text:list-item>
            </text:list>
          </table:table-cell>
        </table:table-row>
      </table:table>
      <text:h text:outline-level="2">1.4 List snapshot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Version control not part of project</text:p>
          </table:table-cell>
        </table:table-row>
        <table:table-row>
          <table:table-cell office:value-type="string">
            <text:p><text:span text:style-name="MBold">Description</text:span></text:p>
          </table:table-cell>
          <table:table-cell office:value-type="string">
            <text:p>Must be able to take snapshots/baseline of requirements at given point in time.</text:p>
          </table:table-cell>
        </table:table-row>
        <table:table-row>
          <table:table-cell office:value-type="string">
            <text:p><text:span text:style-name="MBold">Rationale</text:span></text:p>
          </table:table-cell>
          <table:table-cell office:value-type="string">
            <text:p>Important to be able to compare snapshots to understand what has happend and why.</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5 Start new requirements project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setup new project (create files and folders etc).</text:p>
          </table:table-cell>
        </table:table-row>
        <table:table-row>
          <table:table-cell office:value-type="string">
            <text:p><text:span text:style-name="MBold">Rationale</text:span></text:p>
          </table:table-cell>
          <table:table-cell office:value-type="string">
            <text:p>Users cannot be expected to do this manually.</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6 Create new requirement using template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create a new requirement using a standard template.</text:p>
          </table:table-cell>
        </table:table-row>
        <table:table-row>
          <table:table-cell office:value-type="string">
            <text:p><text:span text:style-name="MBold">Rationale</text:span></text:p>
          </table:table-cell>
          <table:table-cell office:value-type="string">
            <text:p>A requirement has many fields, using a template makes it easier for users.</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7 Create new package using template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create a new package requirement using a standard template.</text:p>
          </table:table-cell>
        </table:table-row>
        <table:table-row>
          <table:table-cell office:value-type="string">
            <text:p><text:span text:style-name="MBold">Rationale</text:span></text:p>
          </table:table-cell>
          <table:table-cell office:value-type="string">
            <text:p>A requirement package has many fields, using a template makes it easier for users, especially as a package consists of both a directory and a attributes.pkg.</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8 Search repository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Can do this to an extent with regular linux tools.</text:p>
          </table:table-cell>
        </table:table-row>
        <table:table-row>
          <table:table-cell office:value-type="string">
            <text:p><text:span text:style-name="MBold">Description</text:span></text:p>
          </table:table-cell>
          <table:table-cell office:value-type="string">
            <text:p>Must be able to search repository by key values.</text:p>
          </table:table-cell>
        </table:table-row>
        <table:table-row>
          <table:table-cell office:value-type="string">
            <text:p><text:span text:style-name="MBold">Rationale</text:span></text:p>
          </table:table-cell>
          <table:table-cell office:value-type="string">
            <text:p>Makes finding requirements easier, and also alows searching for default values (i.e. where status is implyed but not explisitly documented in repository).</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9 Run from within repository directory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Command must be run from the root repository directory or in a sub directory of the root, just like git can.</text:p>
          </table:table-cell>
        </table:table-row>
        <table:table-row>
          <table:table-cell office:value-type="string">
            <text:p><text:span text:style-name="MBold">Rationale</text:span></text:p>
          </table:table-cell>
          <table:table-cell office:value-type="string">
            <text:p>Whilst working on the repository will be within it's directories and would be a hassel to cd back to root to run commands.</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1">2 Maintain model consistency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All requirements met</text:p>
          </table:table-cell>
        </table:table-row>
        <table:table-row>
          <table:table-cell office:value-type="string">
            <text:p><text:span text:style-name="MBold">Description</text:span></text:p>
          </table:table-cell>
          <table:table-cell office:value-type="string">
            <text:p>Measures to take to ensure repository is consistent (no syntax or broken links etc)</text:p>
          </table:table-cell>
        </table:table-row>
        <table:table-row>
          <table:table-cell office:value-type="string">
            <text:p><text:span text:style-name="MBold">Rationale</text:span></text:p>
          </table:table-cell>
          <table:table-cell office:value-type="string">
            <text:p>Repository must be maintained in terms of content and dependencies, this must be performed before all uses to ensure uptodate and correct starting point.</text:p>
          </table:table-cell>
        </table:table-row>
        <table:table-row>
          <table:table-cell office:value-type="string">
            <text:p><text:span text:style-name="MBold">Dependency to</text:span></text:p>
          </table:table-cell>
          <table:table-cell office:value-type="string">
            <text:list>
              <text:list-item>
                <text:p>2.1 Run time checks</text:p>
              </text:list-item>
              <text:list-item>
                <text:p>2.2 Process all or only implementable requirements</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2.1 Run time check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All requirements met</text:p>
          </table:table-cell>
        </table:table-row>
        <table:table-row>
          <table:table-cell office:value-type="string">
            <text:p><text:span text:style-name="MBold">Description</text:span></text:p>
          </table:table-cell>
          <table:table-cell office:value-type="string">
            <text:p>What and how to check repository is syntactically correct</text:p>
          </table:table-cell>
        </table:table-row>
        <table:table-row>
          <table:table-cell office:value-type="string">
            <text:p><text:span text:style-name="MBold">Rationale</text:span></text:p>
          </table:table-cell>
          <table:table-cell office:value-type="string">
            <text:p>Repository must be maintained in terms of content and dependencies, this must be performed before all uses to ensure uptodate and correct starting point.</text:p>
          </table:table-cell>
        </table:table-row>
        <table:table-row>
          <table:table-cell office:value-type="string">
            <text:p><text:span text:style-name="MBold">Dependency to</text:span></text:p>
          </table:table-cell>
          <table:table-cell office:value-type="string">
            <text:list>
              <text:list-item>
                <text:p>2.1.1 Ensure each complete requirement has test case</text:p>
              </text:list-item>
              <text:list-item>
                <text:p>2.1.2 Ensure no cyclical dependencies among requirements</text:p>
              </text:list-item>
              <text:list-item>
                <text:p>2.1.3 Ensure no islands of requirements</text:p>
              </text:list-item>
              <text:list-item>
                <text:p>2.1.4 Ensure valid requirement package field values</text:p>
              </text:list-item>
              <text:list-item>
                <text:p>2.1.5 Ensure valid requirement field values</text:p>
              </text:list-item>
              <text:list-item>
                <text:p>2.1.6 Ensure valid user field values</text:p>
              </text:list-item>
            </text:list>
          </table:table-cell>
        </table:table-row>
        <table:table-row>
          <table:table-cell office:value-type="string">
            <text:p><text:span text:style-name="MBold">Dependency from</text:span></text:p>
          </table:table-cell>
          <table:table-cell office:value-type="string">
            <text:list>
              <text:list-item>
                <text:p>2 Maintain model consistency</text:p>
              </text:list-item>
            </text:list>
          </table:table-cell>
        </table:table-row>
      </table:table>
      <text:h text:outline-level="3">2.1.1 Ensure each complete requirement has test case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This is not a run time check, to view this information use the report instead</text:p>
          </table:table-cell>
        </table:table-row>
        <table:table-row>
          <table:table-cell office:value-type="string">
            <text:p><text:span text:style-name="MBold">Description</text:span></text:p>
          </table:table-cell>
          <table:table-cell office:value-type="string">
            <text:p>Each approved requirement must be linked to at least one test case.</text:p>
          </table:table-cell>
        </table:table-row>
        <table:table-row>
          <table:table-cell office:value-type="string">
            <text:p><text:span text:style-name="MBold">Rationale</text:span></text:p>
          </table:table-cell>
          <table:table-cell office:value-type="string">
            <text:p>To prove each approved requirement exists in finished system each requirement must be verified to exist and work, this means there must be at least one test case for each requirement.</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
      <text:h text:outline-level="3">2.1.2 Ensure no cyclical dependencies among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There can be no cyclic dependencies among requirements.</text:p>
          </table:table-cell>
        </table:table-row>
        <table:table-row>
          <table:table-cell office:value-type="string">
            <text:p><text:span text:style-name="MBold">Rationale</text:span></text:p>
          </table:table-cell>
          <table:table-cell office:value-type="string">
            <text:p>It would be a logical error if two requirements depended on each other, this must be flagged so it can be fixed.</text:p>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
          </table:table-cell>
        </table:table-row>
      </table:table>
      <text:h text:outline-level="3">2.1.3 Ensure no islands of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Storing requirements in the requirements directory as files and directories means this is enforced by the file system (i.e. can't hava a file/dir that does not belong to a directory)</text:p>
          </table:table-cell>
        </table:table-row>
        <table:table-row>
          <table:table-cell office:value-type="string">
            <text:p><text:span text:style-name="MBold">Description</text:span></text:p>
          </table:table-cell>
          <table:table-cell office:value-type="string">
            <text:p>All requirements must have a path to the root requirement.</text:p>
          </table:table-cell>
        </table:table-row>
        <table:table-row>
          <table:table-cell office:value-type="string">
            <text:p><text:span text:style-name="MBold">Rationale</text:span></text:p>
          </table:table-cell>
          <table:table-cell office:value-type="string">
            <text:p>If a requirement does not trace back to the root requirement than it is superflous and should either be rejected or made to link into the other requirements.</text:p>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
          </table:table-cell>
        </table:table-row>
      </table:table>
      <text:h text:outline-level="3">2.1.4 Ensure valid requirement package field valu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All relevant classes comply</text:p>
          </table:table-cell>
        </table:table-row>
        <table:table-row>
          <table:table-cell office:value-type="string">
            <text:p><text:span text:style-name="MBold">Description</text:span></text:p>
          </table:table-cell>
          <table:table-cell office:value-type="string">
            <text:p>Must enforce that obligatory key-values pairs exist and check valid values.</text:p>
          </table:table-cell>
        </table:table-row>
        <table:table-row>
          <table:table-cell office:value-type="string">
            <text:p><text:span text:style-name="MBold">Rationale</text:span></text:p>
          </table:table-cell>
          <table:table-cell office:value-type="string">
            <text:p>Halt on errors and require user to fix them</text:p>
          </table:table-cell>
        </table:table-row>
        <table:table-row>
          <table:table-cell office:value-type="string">
            <text:p><text:span text:style-name="MBold">Note</text:span></text:p>
          </table:table-cell>
          <table:table-cell office:value-type="string">
            <text:p>Changed from lenient warn and flag errors, to strict halt on errors to simplify and catch errors as early as possible.</text:p>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
          </table:table-cell>
        </table:table-row>
      </table:table>
      <text:h text:outline-level="3">2.1.5 Ensure valid requirement field valu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Signed off for same reason as 2.1.4_ensure-valid-requirement-package-field-values</text:p>
          </table:table-cell>
        </table:table-row>
        <table:table-row>
          <table:table-cell office:value-type="string">
            <text:p><text:span text:style-name="MBold">Description</text:span></text:p>
          </table:table-cell>
          <table:table-cell office:value-type="string">
            <text:p>Must enforce that obligatory key-values pairs exist, warn on unknown keys and check valid values.</text:p>
          </table:table-cell>
        </table:table-row>
        <table:table-row>
          <table:table-cell office:value-type="string">
            <text:p><text:span text:style-name="MBold">Rationale</text:span></text:p>
          </table:table-cell>
          <table:table-cell office:value-type="string">
            <text:p>Syntax check to allow warning and errors.</text:p>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
          </table:table-cell>
        </table:table-row>
      </table:table>
      <text:h text:outline-level="3">2.1.6 Ensure valid user field valu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Signed off for same reason as 2.1.4_ensure-valid-requirement-package-field-values</text:p>
          </table:table-cell>
        </table:table-row>
        <table:table-row>
          <table:table-cell office:value-type="string">
            <text:p><text:span text:style-name="MBold">Description</text:span></text:p>
          </table:table-cell>
          <table:table-cell office:value-type="string">
            <text:p>Must enforce that obligatory key-values pairs exist, warn on unknown keys and check valid values.</text:p>
          </table:table-cell>
        </table:table-row>
        <table:table-row>
          <table:table-cell office:value-type="string">
            <text:p><text:span text:style-name="MBold">Rationale</text:span></text:p>
          </table:table-cell>
          <table:table-cell office:value-type="string">
            <text:p>Syntax check to allow warning and errors.</text:p>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item>
                <text:p>design/file-formats/requirement.odt</text:p>
              </text:list-item>
            </text:list>
          </table:table-cell>
        </table:table-row>
      </table:table>
      <text:h text:outline-level="2">2.2 Process all or only implementable requirement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In the interest of understanding, all information of requirements should be available. Status will instead be clearly marked when appropriate.</text:p>
          </table:table-cell>
        </table:table-row>
        <table:table-row>
          <table:table-cell office:value-type="string">
            <text:p><text:span text:style-name="MBold">Description</text:span></text:p>
          </table:table-cell>
          <table:table-cell office:value-type="string">
            <text:p>Must be able to choose to process requirements and packages that have status approved, elaboration or rejected just the approved ones.</text:p>
          </table:table-cell>
        </table:table-row>
        <table:table-row>
          <table:table-cell office:value-type="string">
            <text:p><text:span text:style-name="MBold">Rationale</text:span></text:p>
          </table:table-cell>
          <table:table-cell office:value-type="string">
            <text:p>Some users may want to see all requirements, whilst others may only be interested in what actually is required.</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2 Maintain model consistency</text:p>
              </text:list-item>
            </text:list>
          </table:table-cell>
        </table:table-row>
      </table:table>
      <text:h text:outline-level="1">3 Model repor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generate reports from the repository to aid project</text:p>
          </table:table-cell>
        </table:table-row>
        <table:table-row>
          <table:table-cell office:value-type="string">
            <text:p><text:span text:style-name="MBold">Rationale</text:span></text:p>
          </table:table-cell>
          <table:table-cell office:value-type="string">
            <text:p>Reports provide ways to view the repository information from various angles and to aid using the requirements for managing the project.</text:p>
          </table:table-cell>
        </table:table-row>
        <table:table-row>
          <table:table-cell office:value-type="string">
            <text:p><text:span text:style-name="MBold">Dependency to</text:span></text:p>
          </table:table-cell>
          <table:table-cell office:value-type="string">
            <text:list>
              <text:list-item>
                <text:p>3.10 Full list of all requirements</text:p>
              </text:list-item>
              <text:list-item>
                <text:p>3.1 List broken dependencies</text:p>
              </text:list-item>
              <text:list-item>
                <text:p>3.2 List packages that have no requirements</text:p>
              </text:list-item>
              <text:list-item>
                <text:p>3.3 List orphaned requirements</text:p>
              </text:list-item>
              <text:list-item>
                <text:p>3.4 List requirements missing design documentation</text:p>
              </text:list-item>
              <text:list-item>
                <text:p>3.5 List requirements missing test cases</text:p>
              </text:list-item>
              <text:list-item>
                <text:p>3.6 List requirements that need more work</text:p>
              </text:list-item>
              <text:list-item>
                <text:p>3.7 List requirements that have no package</text:p>
              </text:list-item>
              <text:list-item>
                <text:p>3.8 Report time and cost estimation of requirements and packages</text:p>
              </text:list-item>
              <text:list-item>
                <text:p>3.9 List_requirements missing use cases</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3.10 Full list of all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Full report of all requirements, their status and dependencies.</text:p>
          </table:table-cell>
        </table:table-row>
        <table:table-row>
          <table:table-cell office:value-type="string">
            <text:p><text:span text:style-name="MBold">Rationale</text:span></text:p>
          </table:table-cell>
          <table:table-cell office:value-type="string">
            <text:p>Intended to be a consice and complete description of the requiremet repository for review.</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item>
                <text:p>design/rmtoo_requirement_report.pdf</text:p>
              </text:list-item>
              <text:list-item>
                <text:p>design/file-formats/Requirement-report.odt</text:p>
              </text:list-item>
              <text:list-item>
                <text:p>design/file-formats/requirements_report_sketch.txt</text:p>
              </text:list-item>
            </text:list>
          </table:table-cell>
        </table:table-row>
      </table:table>
      <text:h text:outline-level="2">3.1 List broken dependenci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Find all broken dependencies.</text:p>
          </table:table-cell>
        </table:table-row>
        <table:table-row>
          <table:table-cell office:value-type="string">
            <text:p><text:span text:style-name="MBold">Rationale</text:span></text:p>
          </table:table-cell>
          <table:table-cell office:value-type="string">
            <text:p>Broken dependencies could mean a user error or a previos requirment has been deleted, regardless it must be fixed.</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2 List packages that have no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Show requirement packages that have no requirements.</text:p>
          </table:table-cell>
        </table:table-row>
        <table:table-row>
          <table:table-cell office:value-type="string">
            <text:p><text:span text:style-name="MBold">Rationale</text:span></text:p>
          </table:table-cell>
          <table:table-cell office:value-type="string">
            <text:p>A packege only makes sense if it has requirements to be met.</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3 List orphaned requirement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Because requirements are in a file system hiearchy no requirements can be orphans.</text:p>
          </table:table-cell>
        </table:table-row>
        <table:table-row>
          <table:table-cell office:value-type="string">
            <text:p><text:span text:style-name="MBold">Description</text:span></text:p>
          </table:table-cell>
          <table:table-cell office:value-type="string">
            <text:p>List requirements that have no parents.</text:p>
          </table:table-cell>
        </table:table-row>
        <table:table-row>
          <table:table-cell office:value-type="string">
            <text:p><text:span text:style-name="MBold">Rationale</text:span></text:p>
          </table:table-cell>
          <table:table-cell office:value-type="string">
            <text:p>No point making requirements that have no parents.</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
      <text:h text:outline-level="2">3.4 List requirements missing design documentation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Show requirements that have no design documents.</text:p>
          </table:table-cell>
        </table:table-row>
        <table:table-row>
          <table:table-cell office:value-type="string">
            <text:p><text:span text:style-name="MBold">Rationale</text:span></text:p>
          </table:table-cell>
          <table:table-cell office:value-type="string">
            <text:p>All requirements must be designed.</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5 List requirements missing test cas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List requirments missing test cases.</text:p>
          </table:table-cell>
        </table:table-row>
        <table:table-row>
          <table:table-cell office:value-type="string">
            <text:p><text:span text:style-name="MBold">Rationale</text:span></text:p>
          </table:table-cell>
          <table:table-cell office:value-type="string">
            <text:p>Final system must have tests to show all requirements have been met.</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6 List requirements that need more work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List requirements that have status elaboration.</text:p>
          </table:table-cell>
        </table:table-row>
        <table:table-row>
          <table:table-cell office:value-type="string">
            <text:p><text:span text:style-name="MBold">Rationale</text:span></text:p>
          </table:table-cell>
          <table:table-cell office:value-type="string">
            <text:p>Users need ability to identify which requirements or packages need more work.</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7 List requirements that have no package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File system ensures no requirement can exist outside of a package.</text:p>
          </table:table-cell>
        </table:table-row>
        <table:table-row>
          <table:table-cell office:value-type="string">
            <text:p><text:span text:style-name="MBold">Description</text:span></text:p>
          </table:table-cell>
          <table:table-cell office:value-type="string">
            <text:p>List requirements that have no packages.</text:p>
          </table:table-cell>
        </table:table-row>
        <table:table-row>
          <table:table-cell office:value-type="string">
            <text:p><text:span text:style-name="MBold">Rationale</text:span></text:p>
          </table:table-cell>
          <table:table-cell office:value-type="string">
            <text:p>All requirements must belong to a package.</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
      <text:h text:outline-level="2">3.8 Report time and cost estimation of requirements and packag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Compute and display cost and effort estimations for each requirement and package.</text:p>
          </table:table-cell>
        </table:table-row>
        <table:table-row>
          <table:table-cell office:value-type="string">
            <text:p><text:span text:style-name="MBold">Rationale</text:span></text:p>
          </table:table-cell>
          <table:table-cell office:value-type="string">
            <text:p>Required information for estimating project costs.</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9 List_requirements missing use cas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List requirments missing use cases.</text:p>
          </table:table-cell>
        </table:table-row>
        <table:table-row>
          <table:table-cell office:value-type="string">
            <text:p><text:span text:style-name="MBold">Rationale</text:span></text:p>
          </table:table-cell>
          <table:table-cell office:value-type="string">
            <text:p>Final system must have use cases to help test that all requirements have been met.</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item>
                <text:p>design/Time and cost report.odt</text:p>
              </text:list-item>
            </text:list>
          </table:table-cell>
        </table:table-row>
      </table:table>
      <text:h text:outline-level="1">4 Requirement repository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All requirements and required documentation for the project will be stored in a repository.</text:p>
          </table:table-cell>
        </table:table-row>
        <table:table-row>
          <table:table-cell office:value-type="string">
            <text:p><text:span text:style-name="MBold">Rationale</text:span></text:p>
          </table:table-cell>
          <table:table-cell office:value-type="string">
            <text:p>Requirements must be traceable and documented. To track the dependencies amongst the requirements and their supporting documents a repository is necassary.</text:p>
          </table:table-cell>
        </table:table-row>
        <table:table-row>
          <table:table-cell office:value-type="string">
            <text:p><text:span text:style-name="MBold">Dependency to</text:span></text:p>
          </table:table-cell>
          <table:table-cell office:value-type="string">
            <text:list>
              <text:list-item>
                <text:p>4.1 Assing requirements and requirement packages to users</text:p>
              </text:list-item>
              <text:list-item>
                <text:p>4.2 Link requirements to design documentation</text:p>
              </text:list-item>
              <text:list-item>
                <text:p>4.3 Link requirements to test cases</text:p>
              </text:list-item>
              <text:list-item>
                <text:p>4.4 Maintain assignmentable users and their contact details</text:p>
              </text:list-item>
              <text:list-item>
                <text:p>4.5 Maintain requirement dependencies</text:p>
              </text:list-item>
              <text:list-item>
                <text:p>4.6 Maintain requirement package</text:p>
              </text:list-item>
              <text:list-item>
                <text:p>4.7 Maintain requirements</text:p>
              </text:list-item>
              <text:list-item>
                <text:p>4.8 Track both approved and rejected requirements</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row>
          <table:table-cell office:value-type="string">
            <text:p><text:span text:style-name="MBold">Design</text:span></text:p>
          </table:table-cell>
          <table:table-cell office:value-type="string">
            <text:list>
              <text:list-item>
                <text:p>design/Repository structure.odt</text:p>
              </text:list-item>
              <text:list-item>
                <text:p>design/class_diagram.dia</text:p>
              </text:list-item>
              <text:list-item>
                <text:p>design/object_diagram.dia</text:p>
              </text:list-item>
            </text:list>
          </table:table-cell>
        </table:table-row>
      </table:table>
      <text:h text:outline-level="2">4.1 Assing requirements and requirement packages to user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Requirement met</text:p>
          </table:table-cell>
        </table:table-row>
        <table:table-row>
          <table:table-cell office:value-type="string">
            <text:p><text:span text:style-name="MBold">Description</text:span></text:p>
          </table:table-cell>
          <table:table-cell office:value-type="string">
            <text:p>A requirement or package must be assignable to a user.</text:p>
          </table:table-cell>
        </table:table-row>
        <table:table-row>
          <table:table-cell office:value-type="string">
            <text:p><text:span text:style-name="MBold">Rationale</text:span></text:p>
          </table:table-cell>
          <table:table-cell office:value-type="string">
            <text:p>Important to know who is responsible for a requirement on larger projects.</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2 Link requirements to design documentation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Not all requirements (or packages) have supporting documentation. Use reports to uncover which requirements do not have documentation and add links where appropriate.</text:p>
          </table:table-cell>
        </table:table-row>
        <table:table-row>
          <table:table-cell office:value-type="string">
            <text:p><text:span text:style-name="MBold">Description</text:span></text:p>
          </table:table-cell>
          <table:table-cell office:value-type="string">
            <text:p>Requirements must be linked to design documents.</text:p>
          </table:table-cell>
        </table:table-row>
        <table:table-row>
          <table:table-cell office:value-type="string">
            <text:p><text:span text:style-name="MBold">Rationale</text:span></text:p>
          </table:table-cell>
          <table:table-cell office:value-type="string">
            <text:p>Must be able to trace design to requirements.</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3 Link requirements to test case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Not all requirements (or packages) have supporting documentation. Use reports to uncover which requirements do not have documentation and add links where appropriate.</text:p>
          </table:table-cell>
        </table:table-row>
        <table:table-row>
          <table:table-cell office:value-type="string">
            <text:p><text:span text:style-name="MBold">Description</text:span></text:p>
          </table:table-cell>
          <table:table-cell office:value-type="string">
            <text:p>Requirements must be linked to test case(s).</text:p>
          </table:table-cell>
        </table:table-row>
        <table:table-row>
          <table:table-cell office:value-type="string">
            <text:p><text:span text:style-name="MBold">Rationale</text:span></text:p>
          </table:table-cell>
          <table:table-cell office:value-type="string">
            <text:p>Each requirement must be testable.</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4 Maintain assignmentable users and their contact detail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Stakeholder functionality implemented</text:p>
          </table:table-cell>
        </table:table-row>
        <table:table-row>
          <table:table-cell office:value-type="string">
            <text:p><text:span text:style-name="MBold">Description</text:span></text:p>
          </table:table-cell>
          <table:table-cell office:value-type="string">
            <text:p>Must be able to record user with their details.</text:p>
          </table:table-cell>
        </table:table-row>
        <table:table-row>
          <table:table-cell office:value-type="string">
            <text:p><text:span text:style-name="MBold">Rationale</text:span></text:p>
          </table:table-cell>
          <table:table-cell office:value-type="string">
            <text:p>Important to know who is involved in developing the requirements.</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5 Maintain requirement dependenci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Verified that repository supports dependency linking between requirements, requirement packages and to documents</text:p>
          </table:table-cell>
        </table:table-row>
        <table:table-row>
          <table:table-cell office:value-type="string">
            <text:p><text:span text:style-name="MBold">Description</text:span></text:p>
          </table:table-cell>
          <table:table-cell office:value-type="string">
            <text:p>Must be able to record a dependency from a requirements and requirement package to another package or requirement.</text:p>
          </table:table-cell>
        </table:table-row>
        <table:table-row>
          <table:table-cell office:value-type="string">
            <text:p><text:span text:style-name="MBold">Rationale</text:span></text:p>
          </table:table-cell>
          <table:table-cell office:value-type="string">
            <text:p>Dependencies are important for knowing why other requirements and packages exist.</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6 Maintain requirement package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Functionality implemented and verified.</text:p>
          </table:table-cell>
        </table:table-row>
        <table:table-row>
          <table:table-cell office:value-type="string">
            <text:p><text:span text:style-name="MBold">Description</text:span></text:p>
          </table:table-cell>
          <table:table-cell office:value-type="string">
            <text:p>Must be able to maintain key-values for requirement packages.</text:p>
          </table:table-cell>
        </table:table-row>
        <table:table-row>
          <table:table-cell office:value-type="string">
            <text:p><text:span text:style-name="MBold">Rationale</text:span></text:p>
          </table:table-cell>
          <table:table-cell office:value-type="string">
            <text:p>Need to store this information.</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7 Maintain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Verified and implemented.</text:p>
          </table:table-cell>
        </table:table-row>
        <table:table-row>
          <table:table-cell office:value-type="string">
            <text:p><text:span text:style-name="MBold">Description</text:span></text:p>
          </table:table-cell>
          <table:table-cell office:value-type="string">
            <text:p>Allow users to record requirements with their attributes and links to related documentation in plain text files.</text:p>
          </table:table-cell>
        </table:table-row>
        <table:table-row>
          <table:table-cell office:value-type="string">
            <text:p><text:span text:style-name="MBold">Rationale</text:span></text:p>
          </table:table-cell>
          <table:table-cell office:value-type="string">
            <text:p>A requirement management system needs to store information about it's requirements.</text:p>
          </table:table-cell>
        </table:table-row>
        <table:table-row>
          <table:table-cell office:value-type="string">
            <text:p><text:span text:style-name="MBold">Note</text:span></text:p>
          </table:table-cell>
          <table:table-cell office:value-type="string">
            <text:p>Use of plain text files will add some limitations to data entry, but facilitate ease of use from command line, data management and version control.</text:p>
          </table:table-cell>
        </table:table-row>
        <table:table-row>
          <table:table-cell office:value-type="string">
            <text:p><text:span text:style-name="MBold">Created</text:span></text:p>
          </table:table-cell>
          <table:table-cell office:value-type="string">
            <text:p>By Oliver Fields on 2012-06-24</text:p>
          </table:table-cell>
        </table:table-row>
        <table:table-row>
          <table:table-cell office:value-type="string">
            <text:p><text:span text:style-name="MBold">Assigned</text:span></text:p>
          </table:table-cell>
          <table:table-cell office:value-type="string">
            <text:p>To Oliver Fields on 2012-06-24</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8 Track both approved and rejected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track all requirements and packages even if rejected or otherwise not approved.</text:p>
          </table:table-cell>
        </table:table-row>
        <table:table-row>
          <table:table-cell office:value-type="string">
            <text:p><text:span text:style-name="MBold">Rationale</text:span></text:p>
          </table:table-cell>
          <table:table-cell office:value-type="string">
            <text:p>Rejected requirements and their reason for rejection are important to retain, so that if they are suggested later they can be looked up and explained why they where not included.</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1">5 Visualize model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Provide ways to visualise the repository model</text:p>
          </table:table-cell>
        </table:table-row>
        <table:table-row>
          <table:table-cell office:value-type="string">
            <text:p><text:span text:style-name="MBold">Rationale</text:span></text:p>
          </table:table-cell>
          <table:table-cell office:value-type="string">
            <text:p>The more perspectives on the requirements the easier to see inconsistencies and to gain understanding</text:p>
          </table:table-cell>
        </table:table-row>
        <table:table-row>
          <table:table-cell office:value-type="string">
            <text:p><text:span text:style-name="MBold">Dependency to</text:span></text:p>
          </table:table-cell>
          <table:table-cell office:value-type="string">
            <text:list>
              <text:list-item>
                <text:p>5.1 Generate requirement report</text:p>
              </text:list-item>
              <text:list-item>
                <text:p>5.2 Generate requirement traceability matrix</text:p>
              </text:list-item>
              <text:list-item>
                <text:p>5.3 Repository must be human understandable</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5.1 Generate requirement report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Describe repository in a document structure</text:p>
          </table:table-cell>
        </table:table-row>
        <table:table-row>
          <table:table-cell office:value-type="string">
            <text:p><text:span text:style-name="MBold">Rationale</text:span></text:p>
          </table:table-cell>
          <table:table-cell office:value-type="string">
            <text:p>Ease of distribution to project members and encourage feedback through notes/amendments on the report</text:p>
          </table:table-cell>
        </table:table-row>
        <table:table-row>
          <table:table-cell office:value-type="string">
            <text:p><text:span text:style-name="MBold">Dependency to</text:span></text:p>
          </table:table-cell>
          <table:table-cell office:value-type="string">
            <text:list>
              <text:list-item>
                <text:p>5.1.1 Report output formats</text:p>
              </text:list-item>
              <text:list-item>
                <text:p>5.1.2 Report structure</text:p>
              </text:list-item>
            </text:list>
          </table:table-cell>
        </table:table-row>
        <table:table-row>
          <table:table-cell office:value-type="string">
            <text:p><text:span text:style-name="MBold">Dependency from</text:span></text:p>
          </table:table-cell>
          <table:table-cell office:value-type="string">
            <text:list>
              <text:list-item>
                <text:p>5 Visualize model</text:p>
              </text:list-item>
            </text:list>
          </table:table-cell>
        </table:table-row>
      </table:table>
      <text:h text:outline-level="3">5.1.1 Report output format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already handled by 1.3.2</text:p>
          </table:table-cell>
        </table:table-row>
        <table:table-row>
          <table:table-cell office:value-type="string">
            <text:p><text:span text:style-name="MBold">Description</text:span></text:p>
          </table:table-cell>
          <table:table-cell office:value-type="string">
            <text:p>Report must be in the following formats: pdf, odf, plain text and html.</text:p>
          </table:table-cell>
        </table:table-row>
        <table:table-row>
          <table:table-cell office:value-type="string">
            <text:p><text:span text:style-name="MBold">Rationale</text:span></text:p>
          </table:table-cell>
          <table:table-cell office:value-type="string">
            <text:p>Must be easy to share requirements with stakeholder.</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5.1 Generate requirement report</text:p>
              </text:list-item>
            </text:list>
          </table:table-cell>
        </table:table-row>
      </table:table>
      <text:h text:outline-level="3">5.1.2 Report structure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already handled by 1.3.2</text:p>
          </table:table-cell>
        </table:table-row>
        <table:table-row>
          <table:table-cell office:value-type="string">
            <text:p><text:span text:style-name="MBold">Description</text:span></text:p>
          </table:table-cell>
          <table:table-cell office:value-type="string">
            <text:p>Document describing requirements must be generatable from repository.</text:p>
          </table:table-cell>
        </table:table-row>
        <table:table-row>
          <table:table-cell office:value-type="string">
            <text:p><text:span text:style-name="MBold">Rationale</text:span></text:p>
          </table:table-cell>
          <table:table-cell office:value-type="string">
            <text:p>Need to share information from the repository with others that will need it in a easy to understand format.</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5.1 Generate requirement report</text:p>
              </text:list-item>
            </text:list>
          </table:table-cell>
        </table:table-row>
        <table:table-row>
          <table:table-cell office:value-type="string">
            <text:p><text:span text:style-name="MBold">Design</text:span></text:p>
          </table:table-cell>
          <table:table-cell office:value-type="string">
            <text:list>
              <text:list-item>
                <text:p>design/rmtoo_requirement_report.pdf</text:p>
              </text:list-item>
            </text:list>
          </table:table-cell>
        </table:table-row>
      </table:table>
      <text:h text:outline-level="2">5.2 Generate requirement traceability matrix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Generate requirements tracebility matrix showing how each requirement relates to use cases, design documents, code references, test cases and acceptance test cases. The matrix must clearly show what requirements are complete (i.e. have at least one trace to each of the 5 types of artifacts.</text:p>
          </table:table-cell>
        </table:table-row>
        <table:table-row>
          <table:table-cell office:value-type="string">
            <text:p><text:span text:style-name="MBold">Rationale</text:span></text:p>
          </table:table-cell>
          <table:table-cell office:value-type="string">
            <text:p>To verify and validate that the project is complete each requirement must be documented to have a use case, design, code reference, test case and an acceptance test case associated with it. Reporting on progresss in terms of requirements fully made is meaningful to the customer and a requirement for doing EVM if applicable to the project.</text:p>
          </table:table-cell>
        </table:table-row>
        <table:table-row>
          <table:table-cell office:value-type="string">
            <text:p><text:span text:style-name="MBold">Dependency from</text:span></text:p>
          </table:table-cell>
          <table:table-cell office:value-type="string">
            <text:list>
              <text:list-item>
                <text:p>5 Visualize model</text:p>
              </text:list-item>
            </text:list>
          </table:table-cell>
        </table:table-row>
        <table:table-row>
          <table:table-cell office:value-type="string">
            <text:p><text:span text:style-name="MBold">Design</text:span></text:p>
          </table:table-cell>
          <table:table-cell office:value-type="string">
            <text:list>
              <text:list-item>
                <text:p>design/Requirement traceability matrix.odt</text:p>
              </text:list-item>
            </text:list>
          </table:table-cell>
        </table:table-row>
      </table:table>
      <text:h text:outline-level="2">5.3 Repository must be human understandable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Requirements and packages must be stored in a manner that is reasonably easy to understand.</text:p>
          </table:table-cell>
        </table:table-row>
        <table:table-row>
          <table:table-cell office:value-type="string">
            <text:p><text:span text:style-name="MBold">Rationale</text:span></text:p>
          </table:table-cell>
          <table:table-cell office:value-type="string">
            <text:p>In case of desire or need to manage requirements without tool, the repository should be understandable by manual inspection.</text:p>
          </table:table-cell>
        </table:table-row>
        <table:table-row>
          <table:table-cell office:value-type="string">
            <text:p><text:span text:style-name="MBold">Dependency from</text:span></text:p>
          </table:table-cell>
          <table:table-cell office:value-type="string">
            <text:list>
              <text:list-item>
                <text:p>5 Visualize model</text:p>
              </text:list-item>
            </text:list>
          </table:table-cell>
        </table:table-row>
      </table:table>
      <text:h text:outline-level="1">6 Technical decision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Not a valid requirement.</text:p>
          </table:table-cell>
        </table:table-row>
        <table:table-row>
          <table:table-cell office:value-type="string">
            <text:p><text:span text:style-name="MBold">Description</text:span></text:p>
          </table:table-cell>
          <table:table-cell office:value-type="string">
            <text:p>The guiding philosophy used for development</text:p>
          </table:table-cell>
        </table:table-row>
        <table:table-row>
          <table:table-cell office:value-type="string">
            <text:p><text:span text:style-name="MBold">Rationale</text:span></text:p>
          </table:table-cell>
          <table:table-cell office:value-type="string">
            <text:p>Good software has a certain style and form that guides it, this package explains what is important for this project</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to</text:span></text:p>
          </table:table-cell>
          <table:table-cell office:value-type="string">
            <text:list>
              <text:list-item>
                <text:p>6.1 Data and code must be portable</text:p>
              </text:list-item>
              <text:list-item>
                <text:p>6.2 Data stored in directory structure and plain text documents</text:p>
              </text:list-item>
              <text:list-item>
                <text:p>6.3 Open source lisence</text:p>
              </text:list-item>
              <text:list-item>
                <text:p>6.4 Version control via off the shelf system</text:p>
              </text:list-item>
              <text:list-item>
                <text:p>6.5 Conventsion over configuration</text:p>
              </text:list-item>
              <text:list-item>
                <text:p>6.6 Less is more</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6.1 Data and code must be portable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More important to release than to have available on all platforms, fix this when features for initial version are complete.</text:p>
          </table:table-cell>
        </table:table-row>
        <table:table-row>
          <table:table-cell office:value-type="string">
            <text:p><text:span text:style-name="MBold">Description</text:span></text:p>
          </table:table-cell>
          <table:table-cell office:value-type="string">
            <text:p>Application must be protable to Linux, Mac and Windows.</text:p>
          </table:table-cell>
        </table:table-row>
        <table:table-row>
          <table:table-cell office:value-type="string">
            <text:p><text:span text:style-name="MBold">Rationale</text:span></text:p>
          </table:table-cell>
          <table:table-cell office:value-type="string">
            <text:p>Increase adoption of requirements management tools.</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2">6.2 Data stored in directory structure and plain text docu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Requirements must be stored in plain text files and directories.</text:p>
          </table:table-cell>
        </table:table-row>
        <table:table-row>
          <table:table-cell office:value-type="string">
            <text:p><text:span text:style-name="MBold">Rationale</text:span></text:p>
          </table:table-cell>
          <table:table-cell office:value-type="string">
            <text:p>Regular files are portable, maintainable from command line tools and work with off the shelf version control tools. Requirements repository can deployed and maintained along side regular code base, close to developers.</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row>
          <table:table-cell office:value-type="string">
            <text:p><text:span text:style-name="MBold">Design</text:span></text:p>
          </table:table-cell>
          <table:table-cell office:value-type="string">
            <text:list>
              <text:list-item>
                <text:p>design/Repository structure.odt</text:p>
              </text:list-item>
            </text:list>
          </table:table-cell>
        </table:table-row>
      </table:table>
      <text:h text:outline-level="2">6.3 Open source lisence [Implementatio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Implementation</text:span></text:p>
          </table:table-cell>
        </table:table-row>
        <table:table-row>
          <table:table-cell office:value-type="string">
            <text:p><text:span text:style-name="MBold">Description</text:span></text:p>
          </table:table-cell>
          <table:table-cell office:value-type="string">
            <text:p>Must be released using open source license.</text:p>
          </table:table-cell>
        </table:table-row>
        <table:table-row>
          <table:table-cell office:value-type="string">
            <text:p><text:span text:style-name="MBold">Rationale</text:span></text:p>
          </table:table-cell>
          <table:table-cell office:value-type="string">
            <text:p>Because it is the right thing to do!</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2">6.4 Version control via off the shelf system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use off the shelf version control.</text:p>
          </table:table-cell>
        </table:table-row>
        <table:table-row>
          <table:table-cell office:value-type="string">
            <text:p><text:span text:style-name="MBold">Rationale</text:span></text:p>
          </table:table-cell>
          <table:table-cell office:value-type="string">
            <text:p>In keeping with unix one tool one purpose, the Application has focus on being good at requirements management, version control is a different beast.</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2">6.5 Conventsion over configuration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This is a desicsion that is defined in the Technical design specification</text:p>
          </table:table-cell>
        </table:table-row>
        <table:table-row>
          <table:table-cell office:value-type="string">
            <text:p><text:span text:style-name="MBold">Description</text:span></text:p>
          </table:table-cell>
          <table:table-cell office:value-type="string">
            <text:p>Prefer conventsion over configuration.</text:p>
          </table:table-cell>
        </table:table-row>
        <table:table-row>
          <table:table-cell office:value-type="string">
            <text:p><text:span text:style-name="MBold">Rationale</text:span></text:p>
          </table:table-cell>
          <table:table-cell office:value-type="string">
            <text:p>The application should be opinionated and make as many assumptions as possible without loosing flexibility, this will save time spesifiying and configuring.</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2">6.6 Less is more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This is a desicsion that is defined in the Technical design specification</text:p>
          </table:table-cell>
        </table:table-row>
        <table:table-row>
          <table:table-cell office:value-type="string">
            <text:p><text:span text:style-name="MBold">Description</text:span></text:p>
          </table:table-cell>
          <table:table-cell office:value-type="string">
            <text:p>The application must do the bare minimum.</text:p>
          </table:table-cell>
        </table:table-row>
        <table:table-row>
          <table:table-cell office:value-type="string">
            <text:p><text:span text:style-name="MBold">Rationale</text:span></text:p>
          </table:table-cell>
          <table:table-cell office:value-type="string">
            <text:p>The application should be focused on solving problems directly involved in requirements management.</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1">7 Data import and export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Not needed for MVP releas</text:p>
          </table:table-cell>
        </table:table-row>
        <table:table-row>
          <table:table-cell office:value-type="string">
            <text:p><text:span text:style-name="MBold">Description</text:span></text:p>
          </table:table-cell>
          <table:table-cell office:value-type="string">
            <text:p>Allow easy import of initial requirements structure from helpful tools. Only inital import needs be supported, importing into an existing repository does not need to be done at this stage.</text:p>
          </table:table-cell>
        </table:table-row>
        <table:table-row>
          <table:table-cell office:value-type="string">
            <text:p><text:span text:style-name="MBold">Rationale</text:span></text:p>
          </table:table-cell>
          <table:table-cell office:value-type="string">
            <text:p>Often requirements start out as mind maps or spreadsheets before they make their way into reqy. Importing these inital requirements should be easy to encourage users.</text:p>
          </table:table-cell>
        </table:table-row>
        <table:table-row>
          <table:table-cell office:value-type="string">
            <text:p><text:span text:style-name="MBold">Dependency to</text:span></text:p>
          </table:table-cell>
          <table:table-cell office:value-type="string">
            <text:list>
              <text:list-item>
                <text:p>7.1 Export requirements to taskjuggler tasks</text:p>
              </text:list-item>
              <text:list-item>
                <text:p>7.2 Import requirements from csv</text:p>
              </text:list-item>
              <text:list-item>
                <text:p>7.3 Import requirements from freemind mind map</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7.1 Export requirements to taskjuggler tasks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Not critical at this stage.</text:p>
          </table:table-cell>
        </table:table-row>
        <table:table-row>
          <table:table-cell office:value-type="string">
            <text:p><text:span text:style-name="MBold">Description</text:span></text:p>
          </table:table-cell>
          <table:table-cell office:value-type="string">
            <text:p>Requirements and package hiearchy must be exportable as Task Juggler tasks and sub tasks.</text:p>
          </table:table-cell>
        </table:table-row>
        <table:table-row>
          <table:table-cell office:value-type="string">
            <text:p><text:span text:style-name="MBold">Rationale</text:span></text:p>
          </table:table-cell>
          <table:table-cell office:value-type="string">
            <text:p>Requirements sole purpose is to guide a project, however scheduling the project is not a task for the requirements management tool, this is better done by specialized applications such as Task Juggler.</text:p>
          </table:table-cell>
        </table:table-row>
        <table:table-row>
          <table:table-cell office:value-type="string">
            <text:p><text:span text:style-name="MBold">Dependency from</text:span></text:p>
          </table:table-cell>
          <table:table-cell office:value-type="string">
            <text:list>
              <text:list-item>
                <text:p>7 Data import and export</text:p>
              </text:list-item>
            </text:list>
          </table:table-cell>
        </table:table-row>
      </table:table>
      <text:h text:outline-level="2">7.2 Import requirements from csv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Not critical to first release.</text:p>
          </table:table-cell>
        </table:table-row>
        <table:table-row>
          <table:table-cell office:value-type="string">
            <text:p><text:span text:style-name="MBold">Description</text:span></text:p>
          </table:table-cell>
          <table:table-cell office:value-type="string">
            <text:p>Requirements and packages must be able to be imported from a CSV file.</text:p>
          </table:table-cell>
        </table:table-row>
        <table:table-row>
          <table:table-cell office:value-type="string">
            <text:p><text:span text:style-name="MBold">Rationale</text:span></text:p>
          </table:table-cell>
          <table:table-cell office:value-type="string">
            <text:p>Makes it easier for non command line people to submit their requirements.</text:p>
          </table:table-cell>
        </table:table-row>
        <table:table-row>
          <table:table-cell office:value-type="string">
            <text:p><text:span text:style-name="MBold">Dependency from</text:span></text:p>
          </table:table-cell>
          <table:table-cell office:value-type="string">
            <text:list>
              <text:list-item>
                <text:p>7 Data import and export</text:p>
              </text:list-item>
            </text:list>
          </table:table-cell>
        </table:table-row>
      </table:table>
      <text:h text:outline-level="2">7.3 Import requirements from freemind mind map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Not critical to first release.</text:p>
          </table:table-cell>
        </table:table-row>
        <table:table-row>
          <table:table-cell office:value-type="string">
            <text:p><text:span text:style-name="MBold">Description</text:span></text:p>
          </table:table-cell>
          <table:table-cell office:value-type="string">
            <text:p>Requirements and packages must be able to be imported from a freemind mind map(.mm) file.</text:p>
          </table:table-cell>
        </table:table-row>
        <table:table-row>
          <table:table-cell office:value-type="string">
            <text:p><text:span text:style-name="MBold">Rationale</text:span></text:p>
          </table:table-cell>
          <table:table-cell office:value-type="string">
            <text:p>Makes it easier for non command line people to submit their requirements.</text:p>
          </table:table-cell>
        </table:table-row>
        <table:table-row>
          <table:table-cell office:value-type="string">
            <text:p><text:span text:style-name="MBold">Created</text:span></text:p>
          </table:table-cell>
          <table:table-cell office:value-type="string">
            <text:p>By Oliver Fields on 2012-05-11</text:p>
          </table:table-cell>
        </table:table-row>
        <table:table-row>
          <table:table-cell office:value-type="string">
            <text:p><text:span text:style-name="MBold">Assigned</text:span></text:p>
          </table:table-cell>
          <table:table-cell office:value-type="string">
            <text:p>To Oliver Fields</text:p>
          </table:table-cell>
        </table:table-row>
        <table:table-row>
          <table:table-cell office:value-type="string">
            <text:p><text:span text:style-name="MBold">Dependency from</text:span></text:p>
          </table:table-cell>
          <table:table-cell office:value-type="string">
            <text:list>
              <text:list-item>
                <text:p>7 Data import and export</text:p>
              </text:list-item>
            </text:list>
          </table:table-cell>
        </table:table-row>
      </table:table>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meta="urn:oasis:names:tc:opendocument:xmlns:meta:1.0" xmlns:style="urn:oasis:names:tc:opendocument:xmlns:style:1.0" xmlns:text="urn:oasis:names:tc:opendocument:xmlns:text:1.0" xmlns:office="urn:oasis:names:tc:opendocument:xmlns:office:1.0" office:version="1.1">
  <office:styles>
    <style:style style:family="paragraph" style:name="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office:styles>
  <office:automatic-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1">
  <office:meta>
    <meta:generator>ODFPY/0.9.4</meta:generator>
  </office:meta>
</office:document-meta>
</file>